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CAR - TD6</text:p>
      <text:p text:style-name="Standard">---</text:p>
      <text:p text:style-name="Standard"/>
      <text:p text:style-name="Standard">1.</text:p>
      <text:p text:style-name="Standard"/>
      <text:p text:style-name="Standard">*-/fr/unv-lille1/fil*</text:p>
      <text:p text:style-name="Standard"/>
      <text:p text:style-name="Standard">On remonte de la racine en direction des feuilles. Par exemple http://fil.unv-lille1.fr va partir de la racine vers fr puis univ-lille1 puis fil. </text:p>
      <text:p text:style-name="Standard"/>
      <text:p text:style-name="Standard">Le role de l'annuaire est de faire le lien entre l'adresse physique et logique.</text:p>
      <text:p text:style-name="Standard"/>
      <text:p text:style-name="Standard">2.</text:p>
      <text:p text:style-name="Standard"/>
      <text:p text:style-name="Standard">```</text:p>
      <text:p text:style-name="Standard">ProcessusClient</text:p>
      <text:p text:style-name="Standard"><text:s text:c="2"/>modifier</text:p>
      <text:p text:style-name="Standard"><text:s text:c="2"/>retirer</text:p>
      <text:p text:style-name="Standard"><text:s text:c="2"/>chercher</text:p>
      <text:p text:style-name="Standard">SocketTCP</text:p>
      <text:p text:style-name="Standard"><text:s text:c="2"/>string 'ajouter';</text:p>
      <text:p text:style-name="Standard"><text:s text:c="2"/>string adresseLogique;</text:p>
      <text:p text:style-name="Standard"><text:s text:c="2"/>string adressePhysique.adresse;</text:p>
      <text:p text:style-name="Standard"><text:s text:c="2"/>int adressePhysique.port;</text:p>
      <text:p text:style-name="Standard">```</text:p>
      <text:p text:style-name="Standard"/>
      <text:p text:style-name="Standard">3.</text:p>
      <text:p text:style-name="Standard"/>
      <text:p text:style-name="Standard">4.</text:p>
      <text:p text:style-name="Standard"/>
      <text:p text:style-name="Standard">``` java</text:p>
      <text:p text:style-name="Standard">public class Client{</text:p>
      <text:p text:style-name="Standard"><text:s text:c="2"/>public void main(Strings[] args){</text:p>
      <text:p text:style-name="Standard"><text:s text:c="4"/>Annuaire annaurai = new AnnuaireStub();</text:p>
      <text:p text:style-name="Standard"><text:s text:c="4"/>annuaire.ajouter("car", new Adresse("rac.lifl.fr",5896));</text:p>
      <text:p text:style-name="Standard"><text:s text:c="4"/>annuaire.ajouter("m1",new Adresse("master.lifl.fr",698));</text:p>
      <text:p text:style-name="Standard"><text:s text:c="4"/>annuaire.lister();</text:p>
      <text:p text:style-name="Standard"><text:s text:c="2"/>}</text:p>
      <text:p text:style-name="Standard">}</text:p>
      <text:p text:style-name="Standard">public class AnnuaireStub implements Annuaire{</text:p>
      <text:p text:style-name="Standard"><text:s text:c="2"/>private Socket s;</text:p>
      <text:p text:style-name="Standard"><text:s text:c="2"/>private ObjectInputSteam is;</text:p>
      <text:p text:style-name="Standard"><text:s text:c="2"/>private ObjectOutputSteam os,</text:p>
      <text:p text:style-name="Standard"/>
      <text:p text:style-name="Standard"><text:s text:c="2"/>public AnnuaireStub(){</text:p>
      <text:p text:style-name="Standard"><text:s text:c="4"/>this.s = new Socket("annuaire.lifl.fr",89);</text:p>
      <text:p text:style-name="Standard"><text:s text:c="4"/>this.is = s.getInputStream();</text:p>
      <text:p text:style-name="Standard"><text:s text:c="4"/>this.os = s.getOutputStream();</text:p>
      <text:p text:style-name="Standard"><text:s text:c="2"/>}</text:p>
      <text:p text:style-name="Standard"><text:s text:c="2"/>public boolean ajouter(String adrP, String adr){</text:p>
      <text:p text:style-name="Standard"><text:s text:c="4"/>os.writeUTF("ajouter");</text:p>
      <text:p text:style-name="Standard"><text:s text:c="4"/>os.writeUTF("adr");</text:p>
      <text:p text:style-name="Standard"><text:soft-page-break/><text:s text:c="4"/>os.writeUTF(adrP.adresse);</text:p>
      <text:p text:style-name="Standard"><text:s text:c="4"/>os.writeINT(adrP.port);</text:p>
      <text:p text:style-name="Standard"><text:s text:c="4"/>return isReadBoolean();</text:p>
      <text:p text:style-name="Standard"><text:s text:c="2"/>}</text:p>
      <text:p text:style-name="Standard"><text:s text:c="2"/>public String[] lister(){</text:p>
      <text:p text:style-name="Standard"><text:s text:c="4"/>String[] list;</text:p>
      <text:p text:style-name="Standard"><text:s text:c="4"/>os.writeUTF("lister");</text:p>
      <text:p text:style-name="Standard"><text:s text:c="4"/>int size = isreadInt();</text:p>
      <text:p text:style-name="Standard"><text:s text:c="4"/>list = new String[size];</text:p>
      <text:p text:style-name="Standard"><text:s text:c="4"/>for (int i = 0; i &lt; size; i++)</text:p>
      <text:p text:style-name="Standard"><text:s text:c="6"/>list[i] = isreadUTF();</text:p>
      <text:p text:style-name="Standard"><text:s text:c="4"/>return list;</text:p>
      <text:p text:style-name="Standard"><text:s text:c="2"/>}</text:p>
      <text:p text:style-name="Standard">}</text:p>
      <text:p text:style-name="Standard">```</text:p>
      <text:p text:style-name="Standard"/>
      <text:p text:style-name="Standard">5.</text:p>
      <text:p text:style-name="Standard"/>
      <text:p text:style-name="Standard">6.</text:p>
      <text:p text:style-name="Standard">```java</text:p>
      <text:p text:style-name="Standard">public Class AnnuaireSkel{</text:p>
      <text:p text:style-name="Standard"><text:s text:c="2"/>private SocketServer server;</text:p>
      <text:p text:style-name="Standard"><text:s text:c="2"/>private Annuaire annuaire;</text:p>
      <text:p text:style-name="Standard"><text:s text:c="2"/>public AnnuaireSkel{</text:p>
      <text:p text:style-name="Standard"><text:s text:c="4"/>server = new SocketServer(89);</text:p>
      <text:p text:style-name="Standard"><text:s text:c="4"/>annuaire = new Annuaire(..);</text:p>
      <text:p text:style-name="Standard"><text:s text:c="4"/>process();</text:p>
      <text:p text:style-name="Standard"><text:s text:c="2"/>}</text:p>
      <text:p text:style-name="Standard"><text:s text:c="2"/>private void process(){</text:p>
      <text:p text:style-name="Standard"><text:s text:c="4"/>while (true){</text:p>
      <text:p text:style-name="Standard"><text:s text:c="6"/>Socket c = server.accept();</text:p>
      <text:p text:style-name="Standard"><text:s text:c="6"/>InputStream is = c.getInputStream();</text:p>
      <text:p text:style-name="Standard"><text:s text:c="6"/>OutputStream os = c.getOutputStream();</text:p>
      <text:p text:style-name="Standard"><text:s text:c="6"/>switch(is:readUTF()){</text:p>
      <text:p text:style-name="Standard"><text:s text:c="8"/>case "ajouter"</text:p>
      <text:p text:style-name="Standard"><text:s text:c="10"/>String logique = is.readUTF();</text:p>
      <text:p text:style-name="Standard"><text:s text:c="10"/>String physique = is.readUTF();</text:p>
      <text:p text:style-name="Standard"><text:s text:c="10"/>int p = is.readINT();</text:p>
      <text:p text:style-name="Standard"><text:s text:c="10"/>os.writeBoolean(annuaire,ajouter(logique,new Adresse(physique, p)));</text:p>
      <text:p text:style-name="Standard"><text:s text:c="8"/>break;</text:p>
      <text:p text:style-name="Standard"><text:s text:c="8"/>case "lister"</text:p>
      <text:p text:style-name="Standard"><text:s text:c="10"/>String list[] = annuaire.lister();</text:p>
      <text:p text:style-name="Standard"><text:s text:c="10"/>os.writeInt(list.size());</text:p>
      <text:p text:style-name="Standard"><text:s text:c="10"/>for (int i=0 ; i &lt; list.size();i++){</text:p>
      <text:p text:style-name="Standard"><text:s text:c="12"/>os.writeUTF(lsit[i]);</text:p>
      <text:p text:style-name="Standard"><text:s text:c="10"/>break;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>public class AnnuaireImpl implements Annuaire{</text:p>
      <text:p text:style-name="Standard"><text:soft-page-break/></text:p>
      <text:p text:style-name="Standard">}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6-03-08T17:17:25.37</dc:date>
    <meta:document-statistic meta:table-count="0" meta:image-count="0" meta:object-count="0" meta:page-count="3" meta:paragraph-count="93" meta:word-count="243" meta:character-count="2233"/>
    <meta:user-defined meta:name="Info 1"/>
    <meta:user-defined meta:name="Info 2"/>
    <meta:user-defined meta:name="Info 3"/>
    <meta:user-defined meta:name="Info 4"/>
  </office:meta>
</office:document-meta>
</file>